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0000" draw:marker-start-width="0.355cm" draw:marker-end-width="0.355cm" draw:fill="none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cm" svg:height="3.7cm" svg:x="2.6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2cm" svg:y1="6.5cm" svg:x2="3.2cm" svg:y2="4.1cm">
            <text:p/>
          </draw:line>
          <draw:line draw:style-name="gr2" draw:text-style-name="P1" draw:layer="layout" svg:x1="3.1cm" svg:y1="6.4cm" svg:x2="6.2cm" svg:y2="6.4cm">
            <text:p/>
          </draw:line>
          <draw:line draw:style-name="gr3" draw:text-style-name="P1" draw:layer="layout" svg:x1="3cm" svg:y1="5cm" svg:x2="5.7cm" svg:y2="5cm">
            <text:p/>
          </draw:line>
          <draw:line draw:style-name="gr4" draw:text-style-name="P1" draw:layer="layout" svg:x1="5.3cm" svg:y1="4.8cm" svg:x2="5.3cm" svg:y2="6.6cm">
            <text:p/>
          </draw:line>
          <draw:frame draw:style-name="gr5" draw:layer="layout" svg:width="0.853cm" svg:height="0.962cm" svg:x="2.8cm" svg:y="6.338cm">
            <draw:text-box>
              <text:p>0</text:p>
            </draw:text-box>
          </draw:frame>
          <draw:frame draw:style-name="gr5" draw:layer="layout" svg:width="0.853cm" svg:height="0.962cm" svg:x="4.9cm" svg:y="6.338cm">
            <draw:text-box>
              <text:p>1</text:p>
            </draw:text-box>
          </draw:frame>
        </draw:g>
        <draw:custom-shape draw:style-name="gr6" draw:text-style-name="P1" draw:layer="layout" svg:width="2.4cm" svg:height="1cm" svg:x="6.581cm" svg:y="5.05cm">
          <text:p text:style-name="P1">0.765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" draw:layer="layout" svg:width="3.9cm" svg:height="3.7cm" svg:x="9.061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61cm" svg:y1="6.5cm" svg:x2="9.661cm" svg:y2="4.1cm">
            <text:p/>
          </draw:line>
          <draw:line draw:style-name="gr2" draw:text-style-name="P1" draw:layer="layout" svg:x1="9.561cm" svg:y1="6.4cm" svg:x2="12.661cm" svg:y2="6.4cm">
            <text:p/>
          </draw:line>
          <draw:line draw:style-name="gr4" draw:text-style-name="P1" draw:layer="layout" svg:x1="11.761cm" svg:y1="4.8cm" svg:x2="11.761cm" svg:y2="6.6cm">
            <text:p/>
          </draw:line>
          <draw:frame draw:style-name="gr5" draw:layer="layout" svg:width="0.853cm" svg:height="0.962cm" svg:x="9.261cm" svg:y="6.338cm">
            <draw:text-box>
              <text:p>0</text:p>
            </draw:text-box>
          </draw:frame>
          <draw:frame draw:style-name="gr5" draw:layer="layout" svg:width="0.853cm" svg:height="0.962cm" svg:x="11.361cm" svg:y="6.338cm">
            <draw:text-box>
              <text:p>1</text:p>
            </draw:text-box>
          </draw:frame>
          <draw:path draw:style-name="gr3" draw:text-style-name="P1" draw:layer="layout" svg:width="2.099cm" svg:height="1.699cm" svg:x="9.661cm" svg:y="4.7cm" svg:viewBox="0 0 2100 1700" svg:d="M0 1700c800-200 400-1700 1000-1700s300 1300 1100 1700">
            <text:p/>
          </draw:path>
          <draw:custom-shape draw:style-name="gr7" draw:text-style-name="P1" draw:layer="layout" svg:width="3.9cm" svg:height="3.7cm" svg:x="9.061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61cm" svg:y1="6.5cm" svg:x2="9.661cm" svg:y2="4.1cm">
            <text:p/>
          </draw:line>
          <draw:line draw:style-name="gr2" draw:text-style-name="P1" draw:layer="layout" svg:x1="9.561cm" svg:y1="6.4cm" svg:x2="12.661cm" svg:y2="6.4cm">
            <text:p/>
          </draw:line>
          <draw:line draw:style-name="gr4" draw:text-style-name="P1" draw:layer="layout" svg:x1="11.761cm" svg:y1="4.8cm" svg:x2="11.761cm" svg:y2="6.6cm">
            <text:p/>
          </draw:line>
          <draw:frame draw:style-name="gr5" draw:layer="layout" svg:width="0.853cm" svg:height="0.962cm" svg:x="9.261cm" svg:y="6.338cm">
            <draw:text-box>
              <text:p>0</text:p>
            </draw:text-box>
          </draw:frame>
          <draw:frame draw:style-name="gr5" draw:layer="layout" svg:width="0.853cm" svg:height="0.962cm" svg:x="11.361cm" svg:y="6.338cm">
            <draw:text-box>
              <text:p>1</text:p>
            </draw:text-box>
          </draw:frame>
          <draw:path draw:style-name="gr3" draw:text-style-name="P1" draw:layer="layout" svg:width="2.099cm" svg:height="1.699cm" svg:x="9.661cm" svg:y="4.7cm" svg:viewBox="0 0 2100 1700" svg:d="M0 1700c800-200 400-1700 1000-1700s300 1300 1100 1700">
            <text:p/>
          </draw:path>
        </draw:g>
        <draw:custom-shape draw:style-name="gr6" draw:text-style-name="P1" draw:layer="layout" svg:width="2.4cm" svg:height="1cm" svg:x="13.042cm" svg:y="5.05cm">
          <text:p text:style-name="P1">0.765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" draw:layer="layout" svg:width="3.9cm" svg:height="3.7cm" svg:x="15.52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122cm" svg:y1="6.5cm" svg:x2="16.122cm" svg:y2="4.1cm">
            <text:p/>
          </draw:line>
          <draw:line draw:style-name="gr2" draw:text-style-name="P1" draw:layer="layout" svg:x1="16.022cm" svg:y1="6.4cm" svg:x2="19.122cm" svg:y2="6.4cm">
            <text:p/>
          </draw:line>
          <draw:line draw:style-name="gr4" draw:text-style-name="P1" draw:layer="layout" svg:x1="18.222cm" svg:y1="4.8cm" svg:x2="18.222cm" svg:y2="6.6cm">
            <text:p/>
          </draw:line>
          <draw:frame draw:style-name="gr5" draw:layer="layout" svg:width="0.853cm" svg:height="0.962cm" svg:x="15.722cm" svg:y="6.338cm">
            <draw:text-box>
              <text:p>0</text:p>
            </draw:text-box>
          </draw:frame>
          <draw:frame draw:style-name="gr5" draw:layer="layout" svg:width="0.853cm" svg:height="0.962cm" svg:x="17.822cm" svg:y="6.338cm">
            <draw:text-box>
              <text:p>1</text:p>
            </draw:text-box>
          </draw:frame>
          <draw:path draw:style-name="gr3" draw:text-style-name="P1" draw:layer="layout" svg:width="2.099cm" svg:height="1.699cm" svg:x="16.122cm" svg:y="4.7cm" svg:viewBox="0 0 2100 1700" svg:d="M0 1700c800-200 400-1700 1000-1700s300 1300 1100 1700">
            <text:p/>
          </draw:path>
          <draw:custom-shape draw:style-name="gr8" draw:text-style-name="P1" draw:layer="layout" svg:width="3.9cm" svg:height="3.7cm" svg:x="15.52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122cm" svg:y1="6.5cm" svg:x2="16.122cm" svg:y2="4.1cm">
            <text:p/>
          </draw:line>
          <draw:line draw:style-name="gr2" draw:text-style-name="P1" draw:layer="layout" svg:x1="16.022cm" svg:y1="6.4cm" svg:x2="19.122cm" svg:y2="6.4cm">
            <text:p/>
          </draw:line>
          <draw:line draw:style-name="gr4" draw:text-style-name="P1" draw:layer="layout" svg:x1="18.222cm" svg:y1="4.8cm" svg:x2="18.222cm" svg:y2="6.6cm">
            <text:p/>
          </draw:line>
          <draw:frame draw:style-name="gr5" draw:layer="layout" svg:width="1.205cm" svg:height="0.962cm" svg:x="15.722cm" svg:y="6.338cm">
            <draw:text-box>
              <text:p>10</text:p>
            </draw:text-box>
          </draw:frame>
          <draw:frame draw:style-name="gr5" draw:layer="layout" svg:width="1.205cm" svg:height="0.962cm" svg:x="17.822cm" svg:y="6.338cm">
            <draw:text-box>
              <text:p>50</text:p>
            </draw:text-box>
          </draw:frame>
          <draw:custom-shape draw:style-name="gr9" draw:text-style-name="P1" draw:layer="layout" svg:width="0.2cm" svg:height="0.1cm" svg:x="16.122cm" svg:y="6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0.2cm" svg:x="16.322cm" svg:y="6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0.5cm" svg:x="16.522cm" svg:y="5.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1.2cm" svg:x="16.722cm" svg:y="5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1.7cm" svg:x="16.922cm" svg:y="4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1.7cm" svg:x="17.122cm" svg:y="4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1.2cm" svg:x="17.322cm" svg:y="5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0.5cm" svg:x="17.522cm" svg:y="5.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0.2cm" svg:x="17.722cm" svg:y="6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cm" svg:height="0.1cm" svg:x="17.922cm" svg:y="6.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2.4cm" svg:height="1cm" svg:x="19.501cm" svg:y="5.05cm">
          <text:p text:style-name="P1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5:32:29.747556342</meta:creation-date>
    <meta:editing-duration>PT5M50S</meta:editing-duration>
    <meta:editing-cycles>4</meta:editing-cycles>
    <meta:generator>LibreOffice/4.2.7.2$Linux_X86_64 LibreOffice_project/420m0$Build-2</meta:generator>
    <meta:initial-creator>manu </meta:initial-creator>
    <dc:date>2015-03-16T15:43:47.835513110</dc:date>
    <dc:creator>manu </dc:creator>
    <meta:document-statistic meta:object-count="50"/>
  </office:meta>
</office:document-meta>
</file>